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54pt" fo:font-weight="bold" style:font-size-asian="54pt" style:font-size-complex="54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style:style style:name="T2" style:family="text">
      <style:text-properties fo:color="#ffffff" fo:font-family="'Arial Black'" style:font-family-generic="swiss" style:font-pitch="variable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chnij moc</text:span><text:span text:style-name="T1"><text:line-break/></text:span><text:span text:style-name="T1">tchnij miłość</text:span><text:span text:style-name="T1"><text:line-break/></text:span><text:span text:style-name="T1">i przenikaj życie m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2">Bo całym sercem swym</text:span><text:span text:style-name="T2"><text:line-break/></text:span><text:span text:style-name="T2">oddaję Ci cześć,</text:span><text:span text:style-name="T2"><text:line-break/></text:span><text:span text:style-name="T2">bo każdą myślą swą</text:span><text:span text:style-name="T2"><text:line-break/></text:span><text:span text:style-name="T2">oddaję Ci cześć,</text:span><text:span text:style-name="T2"><text:line-break/></text:span><text:span text:style-name="T2">i z całej siły swej</text:span><text:span text:style-name="T2"><text:line-break/></text:span><text:span text:style-name="T2">oddaję Ci cześć,</text:span><text:span text:style-name="T2"><text:line-break/></text:span><text:span text:style-name="T2">o Panie mój, Panie mó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2">Więcej miłości</text:span><text:span text:style-name="T2"><text:line-break/></text:span><text:span text:style-name="T2">więcej mocy</text:span><text:span text:style-name="T2"><text:line-break/></text:span><text:span text:style-name="T2">więcej Ciebie w życiu my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5-30T16:04:07</meta:creation-date>
    <dc:date>2014-07-22T20:17:17.59</dc:date>
    <dc:language>pl-PL</dc:language>
    <meta:editing-cycles>8</meta:editing-cycles>
    <meta:editing-duration>PT4M3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